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25in" text:min-label-width="0.25in"/>
        <style:text-properties style:font-name="OpenSymbol"/>
      </text:list-level-style-bullet>
      <text:list-level-style-bullet text:level="2" text:style-name="WW_CharLFO19LVL2" text:bullet-char="◦">
        <style:list-level-properties text:space-before="0.5in" text:min-label-width="0.25in"/>
        <style:text-properties style:font-name="OpenSymbol"/>
      </text:list-level-style-bullet>
      <text:list-level-style-bullet text:level="3" text:style-name="WW_CharLFO19LVL3" text:bullet-char="▪">
        <style:list-level-properties text:space-before="0.75in" text:min-label-width="0.25in"/>
        <style:text-properties style:font-name="OpenSymbol"/>
      </text:list-level-style-bullet>
      <text:list-level-style-bullet text:level="4" text:style-name="WW_CharLFO19LVL4" text:bullet-char="•">
        <style:list-level-properties text:space-before="1in" text:min-label-width="0.25in"/>
        <style:text-properties style:font-name="OpenSymbol"/>
      </text:list-level-style-bullet>
      <text:list-level-style-bullet text:level="5" text:style-name="WW_CharLFO19LVL5" text:bullet-char="◦">
        <style:list-level-properties text:space-before="1.25in" text:min-label-width="0.25in"/>
        <style:text-properties style:font-name="OpenSymbol"/>
      </text:list-level-style-bullet>
      <text:list-level-style-bullet text:level="6" text:style-name="WW_CharLFO19LVL6" text:bullet-char="▪">
        <style:list-level-properties text:space-before="1.5in" text:min-label-width="0.25in"/>
        <style:text-properties style:font-name="OpenSymbol"/>
      </text:list-level-style-bullet>
      <text:list-level-style-bullet text:level="7" text:style-name="WW_CharLFO19LVL7" text:bullet-char="•">
        <style:list-level-properties text:space-before="1.75in" text:min-label-width="0.25in"/>
        <style:text-properties style:font-name="OpenSymbol"/>
      </text:list-level-style-bullet>
      <text:list-level-style-bullet text:level="8" text:style-name="WW_CharLFO19LVL8" text:bullet-char="◦">
        <style:list-level-properties text:space-before="2in" text:min-label-width="0.25in"/>
        <style:text-properties style:font-name="OpenSymbol"/>
      </text:list-level-style-bullet>
      <text:list-level-style-bullet text:level="9" text:style-name="WW_CharLFO19LVL9" text:bullet-char="▪">
        <style:list-level-properties text:space-before="2.25in" text:min-label-width="0.25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2368in" text:min-label-width="0.25in"/>
        <style:text-properties style:font-name="Wingdings"/>
      </text:list-level-style-bullet>
      <text:list-level-style-bullet text:level="2" text:style-name="WW_CharLFO21LVL2" text:bullet-char="o">
        <style:list-level-properties text:space-before="1.7368in" text:min-label-width="0.25in"/>
        <style:text-properties style:font-name="Courier New"/>
      </text:list-level-style-bullet>
      <text:list-level-style-bullet text:level="3" text:style-name="WW_CharLFO21LVL3" text:bullet-char="">
        <style:list-level-properties text:space-before="2.2368in" text:min-label-width="0.25in"/>
        <style:text-properties style:font-name="Wingdings"/>
      </text:list-level-style-bullet>
      <text:list-level-style-bullet text:level="4" text:style-name="WW_CharLFO21LVL4" text:bullet-char="">
        <style:list-level-properties text:space-before="2.7368in" text:min-label-width="0.25in"/>
        <style:text-properties style:font-name="Symbol"/>
      </text:list-level-style-bullet>
      <text:list-level-style-bullet text:level="5" text:style-name="WW_CharLFO21LVL5" text:bullet-char="o">
        <style:list-level-properties text:space-before="3.2368in" text:min-label-width="0.25in"/>
        <style:text-properties style:font-name="Courier New"/>
      </text:list-level-style-bullet>
      <text:list-level-style-bullet text:level="6" text:style-name="WW_CharLFO21LVL6" text:bullet-char="">
        <style:list-level-properties text:space-before="3.7368in" text:min-label-width="0.25in"/>
        <style:text-properties style:font-name="Wingdings"/>
      </text:list-level-style-bullet>
      <text:list-level-style-bullet text:level="7" text:style-name="WW_CharLFO21LVL7" text:bullet-char="">
        <style:list-level-properties text:space-before="4.2368in" text:min-label-width="0.25in"/>
        <style:text-properties style:font-name="Symbol"/>
      </text:list-level-style-bullet>
      <text:list-level-style-bullet text:level="8" text:style-name="WW_CharLFO21LVL8" text:bullet-char="o">
        <style:list-level-properties text:space-before="4.7368in" text:min-label-width="0.25in"/>
        <style:text-properties style:font-name="Courier New"/>
      </text:list-level-style-bullet>
      <text:list-level-style-bullet text:level="9" text:style-name="WW_CharLFO21LVL9" text:bullet-char="">
        <style:list-level-properties text:space-before="5.2368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fo:padding-top="0.0395in" fo:padding-left="0.0395in" fo:padding-bottom="0.0194in" fo:padding-right="0.0395in"/>
    </style:style>
    <style:style style:name="P87" style:parent-style-name="TableContents" style:family="paragraph">
      <style:text-properties fo:language="de" fo:country="DE"/>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3" style:family="table-column">
      <style:table-column-properties style:column-width="0.334in" style:use-optimal-column-width="false"/>
    </style:style>
    <style:style style:name="TableColumn94" style:family="table-column">
      <style:table-column-properties style:column-width="0.834in" style:use-optimal-column-width="false"/>
    </style:style>
    <style:style style:name="TableColumn95" style:family="table-column">
      <style:table-column-properties style:column-width="0.6347in" style:use-optimal-column-width="false"/>
    </style:style>
    <style:style style:name="TableColumn96" style:family="table-column">
      <style:table-column-properties style:column-width="0.9083in" style:use-optimal-column-width="false"/>
    </style:style>
    <style:style style:name="TableColumn97" style:family="table-column">
      <style:table-column-properties style:column-width="1.8854in" style:use-optimal-column-width="false"/>
    </style:style>
    <style:style style:name="TableColumn98" style:family="table-column">
      <style:table-column-properties style:column-width="0.5527in" style:use-optimal-column-width="false"/>
    </style:style>
    <style:style style:name="TableColumn99" style:family="table-column">
      <style:table-column-properties style:column-width="1.1506in" style:use-optimal-column-width="false"/>
    </style:style>
    <style:style style:name="Table92" style:family="table">
      <style:table-properties style:width="6.3in" fo:margin-left="0in" table:align="left"/>
    </style:style>
    <style:style style:name="TableRow100" style:family="table-row">
      <style:table-row-properties style:use-optimal-row-height="false" fo:keep-together="always"/>
    </style:style>
    <style:style style:name="TableCell101" style:family="table-cell">
      <style:table-cell-properties fo:border="none" fo:padding-top="0in" fo:padding-left="0.0069in" fo:padding-bottom="0in" fo:padding-right="0.0069in"/>
    </style:style>
    <style:style style:name="TableColumn103" style:family="table-column">
      <style:table-column-properties style:column-width="0.334in" style:use-optimal-column-width="false"/>
    </style:style>
    <style:style style:name="TableColumn104" style:family="table-column">
      <style:table-column-properties style:column-width="0.834in" style:use-optimal-column-width="false"/>
    </style:style>
    <style:style style:name="TableColumn105" style:family="table-column">
      <style:table-column-properties style:column-width="0.6347in" style:use-optimal-column-width="false"/>
    </style:style>
    <style:style style:name="Table102" style:family="table">
      <style:table-properties style:width="1.8027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in"/>
        </style:tab-stops>
      </style:paragraph-properties>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T168" style:parent-style-name="Hyperlink" style:family="text">
      <style:text-properties style:font-name-complex="Arial"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P170" style:parent-style-name="Standard" style:family="paragraph">
      <style:paragraph-properties style:text-autospace="none" fo:text-align="justify" fo:margin-top="0.0833in"/>
    </style:style>
    <style:style style:name="T171" style:parent-style-name="V-Modell-XT.Instruction" style:family="text">
      <style:text-properties style:font-name-complex="Arial" fo:color="#000000" fo:font-size="15pt" style:font-size-asian="15pt" style:font-size-complex="15pt"/>
    </style:style>
    <style:style style:name="T172" style:parent-style-name="V-Modell-XT.Instruction" style:family="text">
      <style:text-properties style:font-name-complex="Arial" fo:color="#000000" fo:font-size="15pt" style:font-size-asian="15pt" style:font-size-complex="15pt"/>
    </style:style>
    <style:style style:name="P173" style:parent-style-name="Standard" style:family="paragraph">
      <style:paragraph-properties style:text-autospace="none" fo:text-align="justify" fo:margin-top="0.0833in"/>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language="de" fo:country="AT" style:language-asian="de" style:country-asian="AT"/>
    </style:style>
    <style:style style:name="P181" style:parent-style-name="Standard" style:family="paragraph">
      <style:paragraph-properties fo:text-align="center"/>
    </style:style>
    <style:style style:name="T182" style:parent-style-name="Absatz-Standardschriftart" style:family="text">
      <style:text-properties fo:color="#FF0000"/>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T185" style:parent-style-name="Absatz-Standardschriftart" style:family="text">
      <style:text-properties style:font-name-complex="Arial" text:display="true" fo:color="#000000" fo:font-size="15pt" style:font-size-asian="15pt" style:font-size-complex="15pt"/>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ersteckterText" style:family="paragraph">
      <style:text-properties style:font-name-complex="Arial" text:display="true" fo:color="#000000" fo:font-size="15pt" style:font-size-asian="15pt" style:font-size-complex="15pt"/>
    </style:style>
    <style:style style:name="P191" style:parent-style-name="VersteckterText" style:family="paragraph">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1"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2" style:parent-style-name="V-Modell-XT.Textbody" style:family="paragraph">
      <style:text-properties fo:color="#000000"/>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text-properties style:font-name-complex="Arial" fo:color="#000000" fo:font-size="15pt" style:font-size-asian="15pt" style:font-size-complex="15pt"/>
    </style:style>
    <style:style style:name="P205"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style style:name="T208" style:parent-style-name="Absatz-Standardschriftart" style:family="text">
      <style:text-properties style:font-name-complex="Arial" fo:color="#000000" fo:font-size="15pt" style:font-size-asian="15pt" style:font-size-complex="15pt"/>
    </style:style>
    <style:style style:name="T209" style:parent-style-name="Absatz-Standardschriftart" style:family="text">
      <style:text-properties style:font-name-complex="Arial" fo:color="#000000" fo:font-size="15pt" style:font-size-asian="15pt" style:font-size-complex="15pt"/>
    </style:style>
    <style:style style:name="T210" style:parent-style-name="Absatz-Standardschriftart" style:family="text">
      <style:text-properties style:font-name-complex="Arial" fo:color="#000000" fo:font-size="15pt" style:font-size-asian="15pt" style:font-size-complex="15pt"/>
    </style:style>
    <style:style style:name="P211" style:parent-style-name="V-Modell-XT.Textbody" style:family="paragraph">
      <style:text-properties style:font-name-complex="Arial" fo:color="#000000" fo:font-size="15pt" style:font-size-asian="15pt" style:font-size-complex="15pt"/>
    </style:style>
    <style:style style:name="P212" style:parent-style-name="V-Modell-XT.Textbody" style:family="paragraph">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6"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7" style:parent-style-name="V-Modell-XT.Textbody" style:family="paragraph">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1" style:parent-style-name="V-Modell-XT.Textbody" style:family="paragraph">
      <style:text-properties style:font-name-complex="Arial" fo:color="#000000" fo:font-size="15pt" style:font-size-asian="15pt" style:font-size-complex="15pt"/>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6"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7"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8" style:parent-style-name="V-Modell-XT.Textbody" style:family="paragraph">
      <style:text-properties style:font-name-complex="Arial" fo:color="#000000" fo:font-size="15pt" style:font-size-asian="15pt" style:font-size-complex="15pt"/>
    </style:style>
    <style:style style:name="P229" style:parent-style-name="V-Modell-XT.Textbody" style:family="paragraph"/>
    <style:style style:name="T230" style:parent-style-name="Absatz-Standardschriftart" style:family="text">
      <style:text-properties style:font-name-complex="Arial" fo:color="#000000" fo:font-size="15pt" style:font-size-asian="15pt" style:font-size-complex="15pt"/>
    </style:style>
    <style:style style:name="T231" style:parent-style-name="Absatz-Standardschriftart" style:family="text">
      <style:text-properties style:font-name-complex="Arial" fo:color="#000000" fo:font-size="15pt" style:font-size-asian="15pt" style:font-size-complex="15pt"/>
    </style:style>
    <style:style style:name="T232" style:parent-style-name="Absatz-Standardschriftart" style:family="text">
      <style:text-properties style:font-name-complex="Arial" fo:color="#000000" fo:font-size="15pt" style:font-size-asian="15pt" style:font-size-complex="15pt"/>
    </style:style>
    <style:style style:name="P233" style:parent-style-name="V-Modell-XT.Textbody" style:family="paragraph">
      <style:text-properties style:font-name-complex="Arial" fo:color="#000000" fo:font-size="15pt" style:font-size-asian="15pt" style:font-size-complex="15pt"/>
    </style:style>
    <style:style style:name="P234" style:parent-style-name="V-Modell-XT.Textbody" style:family="paragraph">
      <style:text-properties fo:color="#000000"/>
    </style:style>
    <style:style style:name="T235"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6" style:parent-style-name="V-Modell-XT.Textbody" style:family="paragraph">
      <style:paragraph-properties fo:margin-left="0.4958in" fo:text-indent="-0.2479in">
        <style:tab-stops/>
      </style:paragraph-properties>
    </style:style>
    <style:style style:name="T237" style:parent-style-name="Absatz-Standardschriftart" style:family="text">
      <style:text-properties style:font-name-complex="Arial" fo:color="#000000" fo:font-size="15pt" style:font-size-asian="15pt" style:font-size-complex="15pt"/>
    </style:style>
    <style:style style:name="P238" style:parent-style-name="V-Modell-XT.Textbody" style:family="paragraph">
      <style:paragraph-properties fo:margin-left="0.4958in" fo:text-indent="-0.2479in">
        <style:tab-stops/>
      </style:paragraph-properties>
    </style:style>
    <style:style style:name="T239" style:parent-style-name="Absatz-Standardschriftart" style:family="text">
      <style:text-properties style:font-name-complex="Arial" fo:color="#000000" fo:font-size="15pt" style:font-size-asian="15pt" style:font-size-complex="15pt"/>
    </style:style>
    <style:style style:name="T240" style:parent-style-name="Absatz-Standardschriftart" style:family="text">
      <style:text-properties style:font-name-complex="Arial" fo:color="#000000" fo:font-size="15pt" style:font-size-asian="15pt" style:font-size-complex="15pt"/>
    </style:style>
    <style:style style:name="P241"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42" style:parent-style-name="V-Modell-XT.Textbody" style:family="paragraph">
      <style:paragraph-properties fo:margin-left="0.4958in" fo:text-indent="-0.2479in">
        <style:tab-stops/>
      </style:paragraph-properties>
    </style:style>
    <style:style style:name="T243" style:parent-style-name="Absatz-Standardschriftart" style:family="text">
      <style:text-properties style:font-name-complex="Arial" fo:color="#000000" fo:font-size="15pt" style:font-size-asian="15pt" style:font-size-complex="15pt"/>
    </style:style>
    <style:style style:name="T244" style:parent-style-name="Absatz-Standardschriftart" style:family="text">
      <style:text-properties style:font-name-complex="Arial" fo:color="#000000" fo:font-size="15pt" style:font-size-asian="15pt" style:font-size-complex="15pt"/>
    </style:style>
    <style:style style:name="T245" style:parent-style-name="Absatz-Standardschriftart" style:family="text">
      <style:text-properties style:font-name-complex="Arial" fo:color="#000000" fo:font-size="15pt" style:font-size-asian="15pt" style:font-size-complex="15pt"/>
    </style:style>
    <style:style style:name="P246" style:parent-style-name="V-Modell-XT.Textbody" style:family="paragraph">
      <style:paragraph-properties fo:margin-left="0.4958in">
        <style:tab-stops/>
      </style:paragraph-properties>
    </style:style>
    <style:style style:name="P247"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8" style:parent-style-name="V-Modell-XT.Textbody" style:family="paragraph">
      <style:text-properties style:font-name-complex="Arial" fo:color="#000000" fo:font-size="15pt" style:font-size-asian="15pt" style:font-size-complex="15pt"/>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fo:color="#000000"/>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style:font-name-complex="Arial" fo:color="#000000" fo:font-size="15pt" style:font-size-asian="15pt" style:font-size-complex="15pt"/>
    </style:style>
    <style:style style:name="P271" style:parent-style-name="V-Modell-XT.Textbody" style:family="paragraph">
      <style:text-properties style:font-name-complex="Arial" fo:color="#000000" fo:font-size="15pt" style:font-size-asian="15pt" style:font-size-complex="15pt"/>
    </style:style>
    <style:style style:name="P272" style:parent-style-name="V-Modell-XT.Textbody" style:family="paragraph">
      <style:text-properties style:font-name-complex="Arial" fo:color="#000000" fo:font-size="15pt" style:font-size-asian="15pt" style:font-size-complex="15pt"/>
    </style:style>
    <style:style style:name="P273" style:parent-style-name="V-Modell-XT.Textbody" style:family="paragraph">
      <style:text-properties fo:color="#000000"/>
    </style:style>
    <style:style style:name="TableColumn275" style:family="table-column">
      <style:table-column-properties style:column-width="1.3666in" style:use-optimal-column-width="false"/>
    </style:style>
    <style:style style:name="TableColumn276" style:family="table-column">
      <style:table-column-properties style:column-width="4.9333in" style:use-optimal-column-width="false"/>
    </style:style>
    <style:style style:name="Table274" style:family="table">
      <style:table-properties style:width="6.3in" fo:margin-left="0in" table:align="left"/>
    </style:style>
    <style:style style:name="TableRow277" style:family="table-row">
      <style:table-row-properties style:use-optimal-row-height="false" fo:keep-together="always"/>
    </style:style>
    <style:style style:name="TableCell27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7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0" style:family="table-cell">
      <style:table-cell-properties fo:border="0.0034in solid #000000" fo:background-color="#CCCCCC" style:vertical-align="middle" fo:padding-top="0.0395in" fo:padding-left="0.0395in" fo:padding-bottom="0.0194in" fo:padding-right="0.0395in"/>
    </style:style>
    <style:style style:name="P281" style:parent-style-name="TableContents" style:family="paragraph">
      <style:paragraph-properties fo:text-align="center"/>
      <style:text-properties fo:font-weight="bold" style:font-weight-asian="bold" style:font-weight-complex="bold"/>
    </style:style>
    <style:style style:name="TableRow282" style:family="table-row">
      <style:table-row-properties style:use-optimal-row-height="false" fo:keep-together="always"/>
    </style:style>
    <style:style style:name="TableCell283" style:family="table-cell">
      <style:table-cell-properties fo:border-top="none" fo:border-left="0.0034in solid #000000" fo:border-bottom="0.0034in solid #000000" fo:border-right="none" fo:padding-top="0.0395in" fo:padding-left="0.0395in" fo:padding-bottom="0.0194in" fo:padding-right="0.0395in"/>
    </style:style>
    <style:style style:name="P284" style:parent-style-name="TableContents" style:family="paragraph">
      <style:text-properties fo:font-weight="bold" style:font-weight-asian="bold" style:font-weight-complex="bold" fo:font-size="10pt" style:font-size-asian="10pt" style:font-size-complex="10pt"/>
    </style:style>
    <style:style style:name="TableCell28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86" style:parent-style-name="Absatz-Standardschriftart" style:family="text">
      <style:text-properties fo:font-weight="bold" style:font-weight-asian="bold" fo:font-size="14pt" style:font-size-asian="14pt" fo:language="de" fo:country="AT"/>
    </style:style>
    <style:style style:name="T287" style:parent-style-name="Absatz-Standardschriftart" style:family="text">
      <style:text-properties fo:language="de" fo:country="AT"/>
    </style:style>
    <style:style style:name="T288" style:parent-style-name="Absatz-Standardschriftart" style:family="text">
      <style:text-properties fo:font-weight="bold" style:font-weight-asian="bold" fo:font-size="14pt" style:font-size-asian="14pt" fo:language="de" fo:country="AT"/>
    </style:style>
    <style:style style:name="T289" style:parent-style-name="Absatz-Standardschriftart" style:family="text">
      <style:text-properties fo:language="de" fo:country="AT"/>
    </style:style>
    <style:style style:name="T290" style:parent-style-name="Absatz-Standardschriftart" style:family="text">
      <style:text-properties fo:font-weight="bold" style:font-weight-asian="bold" fo:font-size="14pt" style:font-size-asian="14pt" fo:language="de" fo:country="AT"/>
    </style:style>
    <style:style style:name="T291" style:parent-style-name="Absatz-Standardschriftart" style:family="text">
      <style:text-properties fo:language="de" fo:country="AT"/>
    </style:style>
    <style:style style:name="T292" style:parent-style-name="Absatz-Standardschriftart" style:family="text">
      <style:text-properties fo:font-weight="bold" style:font-weight-asian="bold" fo:font-size="14pt" style:font-size-asian="14pt" fo:language="de" fo:country="AT"/>
    </style:style>
    <style:style style:name="T293" style:parent-style-name="Absatz-Standardschriftart" style:family="text">
      <style:text-properties fo:language="de" fo:country="AT"/>
    </style:style>
    <style:style style:name="T294" style:parent-style-name="Absatz-Standardschriftart" style:family="text">
      <style:text-properties fo:font-weight="bold" style:font-weight-asian="bold" fo:font-size="14pt" style:font-size-asian="14pt" fo:language="de" fo:country="AT"/>
    </style:style>
    <style:style style:name="T295" style:parent-style-name="Absatz-Standardschriftart" style:family="text">
      <style:text-properties fo:language="de" fo:country="AT"/>
    </style:style>
    <style:style style:name="P296" style:parent-style-name="TableContents" style:family="paragraph">
      <style:text-properties fo:language="de" fo:country="AT"/>
    </style:style>
    <style:style style:name="P297"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Carfinder</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21. September 2017</text:span></text:p>
          </table:table-cell>
        </table:table-row>
        <table:table-row table:style-name="TableRow46">
          <table:table-cell table:style-name="TableCell47">
            <text:p text:style-name="P48">Last changed</text:p>
          </table:table-cell>
          <table:table-cell table:style-name="TableCell49">
            <text:p text:style-name="P50">9/21/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P87">Lukas Stransky, Leon Kuchinka, Leon Schlömmer</text:p>
          </table:table-cell>
        </table:table-row>
        <table:table-row table:style-name="TableRow88">
          <table:table-cell table:style-name="TableCell89">
            <text:p text:style-name="P90">Creation</text:p>
          </table:table-cell>
          <table:table-cell table:style-name="TableCell91">
            <text:p text:style-name="TableContents">Initial Extern</text:p>
          </table:table-cell>
        </table:table-row>
      </table:table>
      <text:p text:style-name="V-Modell-XT.Produktbeispiele.Überschrift">Change Listing</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3">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able:number-columns-spanned="3">
                  <text:p text:style-name="P108">Change</text:p>
                </table:table-cell>
                <table:covered-table-cell/>
                <table:covered-table-cell/>
              </table:table-row>
              <table:table-row table:style-name="TableRow109">
                <table:table-cell table:style-name="TableCell110">
                  <text:p text:style-name="P111">No</text:p>
                </table:table-cell>
                <table:table-cell table:style-name="TableCell112">
                  <text:p text:style-name="P113">Date</text:p>
                </table:table-cell>
                <table:table-cell table:style-name="TableCell114">
                  <text:p text:style-name="P115">Version</text:p>
                </table:table-cell>
              </table:table-row>
            </table:table>
            <text:p text:style-name="Standard"/>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5"><text:span text:style-name="T166">This text introduces the implementation of a system which supports people at<text:s/></text:span><text:span text:style-name="T167">finding the car that suits them best, like<text:s/></text:span><text:a xlink:href="http://www.wahlkabine.at" office:target-frame-name="_top" xlink:show="replace"><text:span text:style-name="T168">www.wahlkabine.at</text:span></text:a><text:span text:style-name="T169"><text:s/>helps people find the political party that fits their political standpoints best.</text:span></text:p>
      <text:p text:style-name="P170"><text:span text:style-name="T171">The basic idea is to provide a service, where users are asked some ques</text:span><text:span text:style-name="T172">tions concerning their interests and the system suggests cars that match the personality profile.</text:span></text:p>
      <text:p text:style-name="P173"><text:span text:style-name="T174">It is planned to implement this project in a step by step approach, where the first steps already result in a usable product. Further improvements, which main</text:span><text:span text:style-name="T175">ly go into more sophisticated questions and better selection algorithms, can follow.</text:span></text:p>
      <text:p text:style-name="P176"><text:span text:style-name="T177">The product proposed here differs from already existing products, because all products that are currently available only address the UK and US market. In the first step ou</text:span><text:span text:style-name="T178">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0"><draw:frame draw:z-index="251660288" draw:id="id0" draw:style-name="a0" draw:transform="translate(-0.52951in -0.42187in) rotate(-1.5708) translate(4.59012in 3.02052in)" draw:name="Text Box 2" text:anchor-type="paragraph" svg:width="1.05903in" svg:height="0.84375in" style:rel-width="scale" style:rel-height="scale"><draw:text-box><text:p text:style-name="P181"><text:span text:style-name="T182">GERMAN</text:span></text:p><text:p text:style-name="P183"><text:span text:style-name="T184">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5">Furthermore, the already existing “car<text:s/></text:span><text:span text:style-name="T186">finding” services only scratch the surface of the possibilities of matching general interests with taste in cars.<text:s/></text:span></text:p>
      <text:p text:style-name="VersteckterText"/>
      <text:p text:style-name="VersteckterText"/>
      <text:p text:style-name="VersteckterText"><text:span text:style-name="T187">In 2016 about 330.000 cars have been sold in Austria, with a rising tendency. Now, as a matter of fact, around 50% of people are unhappy wi</text:span><text:span text:style-name="T188">th their current car, and about 30% are willing to switch cars, which means that in Austria every year around 165 000 people buy cars which they are unhappy with, and 30% of the 4.7 million Austrians with registered cars would be willing to switch cars, so</text:span><text:span text:style-name="T189"><text:s/>our potential users would count 1.7 million.<text:s/></text:span></text:p>
      <text:p text:style-name="P190">Even though not every one of those people have access to a PC or a phone with internet, but with 85% of all Austrians having access to internet, our potential customers would still count 1.4 million people. To<text:s/>be realistic, not all of these 1.4 million people have the financial resources to buy a new car, and unfortunately there are no statistics showing this, but we think that around 70% won’t be able to buy a new car.<text:s/></text:p>
      <text:p text:style-name="P191">So, there are still about 400.000<text:s/>potential customers remaining.<text:s/></text:p>
      <text:p text:style-name="P192">That means that 400.000 willing to buy a car could see ads from paying car salesmen, which could be a big source of income.<text:s/></text:p>
      <text:p text:style-name="P193"/>
      <text:p text:style-name="VersteckterText"/>
      <text:p text:style-name="VersteckterText"><text:span text:style-name="T194"><text:s/></text:span></text:p>
      <text:soft-page-break/>
      <text:h text:style-name="Überschrift1" text:outline-level="1">General Conditions and Constraints</text:h>
      <text:p text:style-name="VersteckterText">example</text:p>
      <text:list text:style-name="LFO19" text:continue-numbering="true">
        <text:list-item>
          <text:p text:style-name="P195">A car database is mandatory</text:p>
        </text:list-item>
        <text:list-item>
          <text:p text:style-name="P196">The primary Language is<text:s/>German, further languages to come with expansions</text:p>
        </text:list-item>
        <text:list-item>
          <text:p text:style-name="P197">The software will be on English</text:p>
        </text:list-item>
        <text:list-item>
          <text:p text:style-name="P198">An internet connection is a necessity</text:p>
        </text:list-item>
        <text:list-item>
          <text:p text:style-name="P199">The GUI should be intuitive and easy to use</text:p>
        </text:list-item>
      </text:list>
      <text:p text:style-name="P200"/>
      <text:p text:style-name="P201"/>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2"/>
      <text:list text:style-name="LFO20" text:continue-numbering="true">
        <text:list-item>
          <text:p text:style-name="P203">The user answers questions like:</text:p>
          <text:list text:continue-numbering="true">
            <text:list-item>
              <text:p text:style-name="P204">What will the car primarily be used for?</text:p>
            </text:list-item>
          </text:list>
        </text:list-item>
      </text:list>
      <text:p text:style-name="P205">For all:<text:s/></text:p>
      <text:list text:style-name="LFO20" text:continue-numbering="true">
        <text:list-item>
          <text:list>
            <text:list-item>
              <text:list>
                <text:list-item>
                  <text:p text:style-name="P206">What is the maximum budget?</text:p>
                </text:list-item>
                <text:list-item>
                  <text:p text:style-name="P207"><text:span text:style-name="T208">What type of car do you prefer (SUV, limousine, co</text:span><text:span text:style-name="T209">u</text:span><text:span text:style-name="T210">pé…)?</text:span></text:p>
                </text:list-item>
                <text:list-item>
                  <text:p text:style-name="P211">Are there any brand preferences?</text:p>
                </text:list-item>
                <text:list-item>
                  <text:p text:style-name="P212">Is there any brand you can’t stand?</text:p>
                </text:list-item>
                <text:list-item>
                  <text:p text:style-name="P213">What size should the car be?</text:p>
                </text:list-item>
                <text:list-item>
                  <text:p text:style-name="P214">Should it be an electric vehicle?</text:p>
                </text:list-item>
              </text:list>
            </text:list-item>
          </text:list>
        </text:list-item>
      </text:list>
      <text:p text:style-name="P215"/>
      <text:p text:style-name="P216">For utility:</text:p>
      <text:list text:style-name="LFO20" text:continue-numbering="true">
        <text:list-item>
          <text:list>
            <text:list-item>
              <text:list>
                <text:list-item>
                  <text:p text:style-name="P217">How many persons do you plan on transporting on a regular basis?</text:p>
                </text:list-item>
                <text:list-item>
                  <text:p text:style-name="P218">Does the type of fuel matter?</text:p>
                </text:list-item>
                <text:list-item>
                  <text:p text:style-name="P219">Does fuel economy matter?</text:p>
                </text:list-item>
              </text:list>
            </text:list-item>
          </text:list>
        </text:list-item>
      </text:list>
      <text:p text:style-name="P220">For fun:</text:p>
      <text:list text:style-name="LFO21" text:continue-numbering="true">
        <text:list-item>
          <text:p text:style-name="P221">Will the car be used on track?</text:p>
        </text:list-item>
        <text:list-item>
          <text:p text:style-name="P222">Should the car<text:s/>be comfortable too?</text:p>
        </text:list-item>
        <text:list-item>
          <text:p text:style-name="P223">How fast should the car accelerate from 0 to 100 km/h?</text:p>
          <text:list text:continue-numbering="true">
            <text:list-item>
              <text:p text:style-name="P224">for example, 4.0 seconds…</text:p>
            </text:list-item>
          </text:list>
        </text:list-item>
      </text:list>
      <text:p text:style-name="P225"/>
      <text:p text:style-name="P226"/>
      <text:p text:style-name="P227"/>
      <text:list text:style-name="LFO20" text:continue-numbering="true">
        <text:list-item>
          <text:p text:style-name="P228">Every question should be rated with an importance-factor</text:p>
        </text:list-item>
        <text:list-item>
          <text:p text:style-name="P229"><text:span text:style-name="T230">The app will track the user to find correlations between tracked d</text:span><text:span text:style-name="T231">a</text:span><text:span text:style-name="T232">ta and taste in cars</text:span></text:p>
        </text:list-item>
        <text:list-item>
          <text:p text:style-name="P233">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text:s/>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4"/>
      <text:p text:style-name="V-Modell-XT.Textbody"><text:span text:style-name="T235">The project has the following opportunities:</text:span></text:p>
      <text:list text:style-name="LFO22" text:continue-numbering="true">
        <text:list-item>
          <text:p text:style-name="P236"><text:span text:style-name="T237">Car related advertisements can be shown on the sidebar</text:span></text:p>
        </text:list-item>
        <text:list-item>
          <text:p text:style-name="P238"><text:span text:style-name="T239">Used car d</text:span><text:span text:style-name="T240">ealers can list their cars and promote them</text:span></text:p>
        </text:list-item>
        <text:list-item>
          <text:p text:style-name="P241">The customer can decrease the time spent on looking for cars</text:p>
        </text:list-item>
        <text:list-item>
          <text:p text:style-name="P242"><text:span text:style-name="T243">The time spent looking through various websites for used cars d</text:span><text:span text:style-name="T244">e</text:span><text:span text:style-name="T245">clines</text:span></text:p>
        </text:list-item>
      </text:list>
      <text:p text:style-name="P246"/>
      <text:p text:style-name="P247">The following risks must be considered:</text:p>
      <text:list text:style-name="LFO23" text:continue-numbering="true">
        <text:list-item>
          <text:p text:style-name="P248">Used car dealers maybe won’t list their<text:s/>cars</text:p>
        </text:list-item>
        <text:list-item>
          <text:p text:style-name="P249">Insufficient marketing could be a problem</text:p>
        </text:list-item>
        <text:list-item>
          <text:p text:style-name="P250">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51"/>
      <text:list text:style-name="LFO24" text:continue-numbering="true">
        <text:list-item>
          <text:p text:style-name="P252">Major Project Milestones:</text:p>
          <text:list text:continue-numbering="true">
            <text:list-item>
              <text:p text:style-name="P253">The car database skeletal structure is implemented (30.11.2017)</text:p>
            </text:list-item>
            <text:list-item>
              <text:p text:style-name="P254">The basic car finding algorithm works (14.12.2017)</text:p>
            </text:list-item>
            <text:list-item>
              <text:p text:style-name="P255">A basic App GUI layout is designed (18.01.2018)</text:p>
            </text:list-item>
            <text:list-item>
              <text:p text:style-name="P256">A server with the car database is set up (1.2.2018)</text:p>
            </text:list-item>
            <text:list-item>
              <text:p text:style-name="P257">A client that can access the server’s data is programmed (15.2.2018)</text:p>
            </text:list-item>
            <text:list-item>
              <text:p text:style-name="P258">For every search a few cars can be presented (15.3.2018)</text:p>
            </text:list-item>
            <text:list-item>
              <text:p text:style-name="P259">GUI for all clients is polished (5.4.2018)</text:p>
            </text:list-item>
            <text:list-item>
              <text:p text:style-name="P260">The car finding algorithm is finished (10.5.2018)</text:p>
            </text:list-item>
            <text:list-item>
              <text:p text:style-name="P261">As much data as possible is put in the database (7.6.2018)</text:p>
            </text:list-item>
          </text:list>
        </text:list-item>
        <text:list-item>
          <text:p text:style-name="P262">Leading Roles:</text:p>
          <text:list text:continue-numbering="true">
            <text:list-item>
              <text:p text:style-name="P263">Chief Technology Officer: Leon Schlömmer</text:p>
            </text:list-item>
            <text:list-item>
              <text:p text:style-name="P264">Chief Database Officer: Lukas Stransky</text:p>
            </text:list-item>
            <text:list-item>
              <text:p text:style-name="P265">Chief Operating Officer: Leon Kuchinka</text:p>
            </text:list-item>
          </text:list>
        </text:list-item>
        <text:list-item>
          <text:p text:style-name="P266">Needed Resources</text:p>
          <text:list text:continue-numbering="true">
            <text:list-item>
              <text:p text:style-name="P267">Database server</text:p>
            </text:list-item>
          </text:list>
        </text:list-item>
        <text:list-item>
          <text:p text:style-name="P268">Time Boundaries</text:p>
          <text:list text:continue-numbering="true">
            <text:list-item>
              <text:p text:style-name="P269">Start: October 2017</text:p>
            </text:list-item>
            <text:list-item>
              <text:p text:style-name="P270">End: June 2018</text:p>
            </text:list-item>
            <text:list-item>
              <text:p text:style-name="P271">First prototype: February 2018</text:p>
            </text:list-item>
            <text:list-item>
              <text:p text:style-name="P272">Implementation work starts<text:s/>in November 2017</text:p>
            </text:list-item>
          </text:list>
        </text:list-item>
      </text:list>
      <text:p text:style-name="P273"/>
      <text:soft-page-break/>
      <text:h text:style-name="Überschrift1" text:outline-level="1">List of Abbreviations</text:h>
      <text:p text:style-name="Textbody"/>
      <table:table table:style-name="Table274">
        <table:table-columns>
          <table:table-column table:style-name="TableColumn275"/>
          <table:table-column table:style-name="TableColumn276"/>
        </table:table-columns>
        <table:table-row table:style-name="TableRow277">
          <table:table-cell table:style-name="TableCell278">
            <text:p text:style-name="P279">Abbreviation</text:p>
          </table:table-cell>
          <table:table-cell table:style-name="TableCell280">
            <text:p text:style-name="P281">Explanation</text:p>
          </table:table-cell>
        </table:table-row>
        <table:table-row table:style-name="TableRow282">
          <table:table-cell table:style-name="TableCell283">
            <text:p text:style-name="P284">lsk</text:p>
          </table:table-cell>
          <table:table-cell table:style-name="TableCell285">
            <text:p text:style-name="TableContents"><text:span text:style-name="T286">L</text:span><text:span text:style-name="T287">eon</text:span><text:span text:style-name="T288">, L</text:span><text:span text:style-name="T289">ukas <text:s text:c="2"/></text:span><text:span text:style-name="T290">S</text:span><text:span text:style-name="T291">transky</text:span><text:span text:style-name="T292">, S</text:span><text:span text:style-name="T293">chlömmer <text:s/></text:span><text:span text:style-name="T294"><text:s/>K</text:span><text:span text:style-name="T295">uchinka</text:span></text:p>
            <text:p text:style-name="P296"/>
          </table:table-cell>
        </table:table-row>
      </table:table>
      <text:p text:style-name="P297"/>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2" style:display-name="WW_OutlineListStyle_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text:list-style style:name="WW_OutlineListStyle_11" style:display-name="WW_OutlineListStyle_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9">
      <text:list-level-style-bullet text:level="1" text:style-name="WW_CharLFO19LVL1" text:bullet-char="•">
        <style:list-level-properties text:space-before="0.25in" text:min-label-width="0.25in"/>
        <style:text-properties style:font-name="OpenSymbol"/>
      </text:list-level-style-bullet>
      <text:list-level-style-bullet text:level="2" text:style-name="WW_CharLFO19LVL2" text:bullet-char="◦">
        <style:list-level-properties text:space-before="0.5in" text:min-label-width="0.25in"/>
        <style:text-properties style:font-name="OpenSymbol"/>
      </text:list-level-style-bullet>
      <text:list-level-style-bullet text:level="3" text:style-name="WW_CharLFO19LVL3" text:bullet-char="▪">
        <style:list-level-properties text:space-before="0.75in" text:min-label-width="0.25in"/>
        <style:text-properties style:font-name="OpenSymbol"/>
      </text:list-level-style-bullet>
      <text:list-level-style-bullet text:level="4" text:style-name="WW_CharLFO19LVL4" text:bullet-char="•">
        <style:list-level-properties text:space-before="1in" text:min-label-width="0.25in"/>
        <style:text-properties style:font-name="OpenSymbol"/>
      </text:list-level-style-bullet>
      <text:list-level-style-bullet text:level="5" text:style-name="WW_CharLFO19LVL5" text:bullet-char="◦">
        <style:list-level-properties text:space-before="1.25in" text:min-label-width="0.25in"/>
        <style:text-properties style:font-name="OpenSymbol"/>
      </text:list-level-style-bullet>
      <text:list-level-style-bullet text:level="6" text:style-name="WW_CharLFO19LVL6" text:bullet-char="▪">
        <style:list-level-properties text:space-before="1.5in" text:min-label-width="0.25in"/>
        <style:text-properties style:font-name="OpenSymbol"/>
      </text:list-level-style-bullet>
      <text:list-level-style-bullet text:level="7" text:style-name="WW_CharLFO19LVL7" text:bullet-char="•">
        <style:list-level-properties text:space-before="1.75in" text:min-label-width="0.25in"/>
        <style:text-properties style:font-name="OpenSymbol"/>
      </text:list-level-style-bullet>
      <text:list-level-style-bullet text:level="8" text:style-name="WW_CharLFO19LVL8" text:bullet-char="◦">
        <style:list-level-properties text:space-before="2in" text:min-label-width="0.25in"/>
        <style:text-properties style:font-name="OpenSymbol"/>
      </text:list-level-style-bullet>
      <text:list-level-style-bullet text:level="9" text:style-name="WW_CharLFO19LVL9" text:bullet-char="▪">
        <style:list-level-properties text:space-before="2.25in" text:min-label-width="0.25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2368in" text:min-label-width="0.25in"/>
        <style:text-properties style:font-name="Wingdings"/>
      </text:list-level-style-bullet>
      <text:list-level-style-bullet text:level="2" text:style-name="WW_CharLFO21LVL2" text:bullet-char="o">
        <style:list-level-properties text:space-before="1.7368in" text:min-label-width="0.25in"/>
        <style:text-properties style:font-name="Courier New"/>
      </text:list-level-style-bullet>
      <text:list-level-style-bullet text:level="3" text:style-name="WW_CharLFO21LVL3" text:bullet-char="">
        <style:list-level-properties text:space-before="2.2368in" text:min-label-width="0.25in"/>
        <style:text-properties style:font-name="Wingdings"/>
      </text:list-level-style-bullet>
      <text:list-level-style-bullet text:level="4" text:style-name="WW_CharLFO21LVL4" text:bullet-char="">
        <style:list-level-properties text:space-before="2.7368in" text:min-label-width="0.25in"/>
        <style:text-properties style:font-name="Symbol"/>
      </text:list-level-style-bullet>
      <text:list-level-style-bullet text:level="5" text:style-name="WW_CharLFO21LVL5" text:bullet-char="o">
        <style:list-level-properties text:space-before="3.2368in" text:min-label-width="0.25in"/>
        <style:text-properties style:font-name="Courier New"/>
      </text:list-level-style-bullet>
      <text:list-level-style-bullet text:level="6" text:style-name="WW_CharLFO21LVL6" text:bullet-char="">
        <style:list-level-properties text:space-before="3.7368in" text:min-label-width="0.25in"/>
        <style:text-properties style:font-name="Wingdings"/>
      </text:list-level-style-bullet>
      <text:list-level-style-bullet text:level="7" text:style-name="WW_CharLFO21LVL7" text:bullet-char="">
        <style:list-level-properties text:space-before="4.2368in" text:min-label-width="0.25in"/>
        <style:text-properties style:font-name="Symbol"/>
      </text:list-level-style-bullet>
      <text:list-level-style-bullet text:level="8" text:style-name="WW_CharLFO21LVL8" text:bullet-char="o">
        <style:list-level-properties text:space-before="4.7368in" text:min-label-width="0.25in"/>
        <style:text-properties style:font-name="Courier New"/>
      </text:list-level-style-bullet>
      <text:list-level-style-bullet text:level="9" text:style-name="WW_CharLFO21LVL9" text:bullet-char="">
        <style:list-level-properties text:space-before="5.2368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0:39:00</text:modification-date></text:span><text:span text:style-name="T10"><text:tab/></text:span><text:span text:style-name="T11"><text:page-number text:fixed="false">4</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1-01T20:31:00Z</dc:date>
    <meta:template xlink:href="Normal.dotm" xlink:type="simple"/>
    <meta:editing-cycles>115</meta:editing-cycles>
    <meta:editing-duration>PT0S</meta:editing-duration>
    <meta:user-defined meta:name="Info 1"/>
    <meta:user-defined meta:name="Info 2"/>
    <meta:user-defined meta:name="Info 3"/>
    <meta:user-defined meta:name="Info 4"/>
    <meta:document-statistic meta:page-count="11" meta:paragraph-count="21" meta:word-count="1468" meta:character-count="10699" meta:row-count="77" meta:non-whitespace-character-count="9252"/>
  </office:meta>
</office:document-meta>
</file>